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RLEN Thomas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82" office:value-type="string" calcext:value-type="string">
            <text:p><text:s/>☑ <text:s text:c="2"/>SISR</text:p>
          </table:table-cell>
          <table:table-cell table:style-name="ce38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thomas-merlen.github.io/" xlink:type="simple">https://thomas-merlen.github.io</text:a></text:p>
          </table:table-cell>
          <table:covered-table-cell table:number-columns-repeated="6" table:style-name="ce17"/>
          <table:covered-table-cell table:style-name="ce39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Amélioration d’un parc informatique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irtualisation d’un système d’exploitation Ubuntu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ePortfolio et d’un profil professionnelle sur LinkedIn</text:p>
          </table:table-cell>
          <table:table-cell table:style-name="ce21" office:value-type="string" calcext:value-type="string">
            <text:p>09/25</text:p>
          </table:table-cell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eille technologique : Système Linux et logiciel libre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serveur LAMP (Linux, Apache2, MariaDB et Php) et Wordpress sur une machine virtuelle Linux Mint</text:p>
          </table:table-cell>
          <table:table-cell table:style-name="ce21" office:value-type="string" calcext:value-type="string">
            <text:p>11/25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Participation à un Capture The Flag au Lycée Le Rebours avec le Lycée Louis Armand et le Lycée Turgot</text:p>
          </table:table-cell>
          <table:table-cell table:style-name="ce67" office:value-type="date" office:date-value="2025-11-25" calcext:value-type="date">
            <text:p>25/11/25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 table:number-rows-repeated="4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4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5"/>
          <table:table-cell table:style-name="ce31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6P0"/>
      <style:map style:condition="value()&lt;0" style:apply-style-name="N116P1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0:21:03.893410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5-11-26T10:21:15.511894747</dc:date>
    <meta:generator>LibreOffice/24.2.7.2$Linux_X86_64 LibreOffice_project/420$Build-2</meta:generator>
    <meta:editing-duration>PT1H27M6S</meta:editing-duration>
    <meta:editing-cycles>18</meta:editing-cycles>
    <meta:document-statistic meta:table-count="1" meta:cell-count="57" meta:object-count="0"/>
    <meta:user-defined meta:name="AppVersion">16.0300</meta:user-defined>
  </office:meta>
</office:document-meta>
</file>